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X: Building a frame with MakeBlock</text:h>
      <text:p text:style-name="Text_20_body"/>
      <text:p text:style-name="Text_20_body"><text:s text:c="2"/>In an attempt to remove some of the stumbling blocks that can be present when building a robotic project, I decided to use the same robotic base platform for as many projects as possible in this book. This way you can spend less time building, finding, and/or modifying different platforms for each project. You can think of your robot base as a prototyping platform to test out your ideas on. On to what we need...</text:p>
      <text:p text:style-name="Text_20_body"/>
      <text:p text:style-name="Text_20_body"><text:s text:c="2"/>I have found in my time playing with robot base frames that there are 2 main drive types: standard-steering using a single (reversible) drive motor and a steering wheel like a typical passenger car, and tank-steering or differential drive which uses two (reversible) drive motors to steer the bot – one on each side of the frame much like a tank or zero-turn lawn mower. While there may be other reasons that affect your decision of what type of steering you would like to use, I personally have one rule of thumb: slow moving robots get tank-steering and fast moving robots get a steering wheel. </text:p>
      <text:p text:style-name="Text_20_body"/>
      <text:p text:style-name="Text_20_body"><text:s text:c="2"/>Tank-steering is extremely versatile for turning in place without moving forward or reverse, but it does not lend itself well to very fast moving vehicles as it is harder to equalize the speed of both motors to keep the vehicle straight. Faster moving frames will generally benefit from a front-wheel steering setup with a single drive motor as there is less complication to keep straight. Because of the slower speed of the robots in this chapter, I chose to use the tank-steering setup as it is easier to set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D </meta:initial-creator>
    <meta:creation-date>2012-10-18T16:07:22</meta:creation-date>
    <dc:date>2012-10-18T16:57:43</dc:date>
    <dc:creator>JD </dc:creator>
    <meta:editing-duration>PT4M50S</meta:editing-duration>
    <meta:editing-cycles>1</meta:editing-cycles>
    <meta:document-statistic meta:table-count="0" meta:image-count="0" meta:object-count="0" meta:page-count="1" meta:paragraph-count="4" meta:word-count="277" meta:character-count="1574" meta:non-whitespace-character-count="1294"/>
    <meta:generator>LibreOffice/3.5$Linux_X86_64 LibreOffice_project/350m1$Build-2</meta:generator>
  </office:meta>
</office:document-meta>
</file>